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use-window-font-color="true" style:font-name="Consolas" fo:font-size="12pt" style:font-size-asian="12pt" style:font-size-complex="12pt"/>
    </style:style>
    <style:style style:name="P2" style:family="paragraph" style:parent-style-name="Standard">
      <style:text-properties style:use-window-font-color="true" style:font-name="Consolas" fo:font-size="12pt" fo:font-weight="normal"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style:use-window-font-color="true" style:font-name="Consolas" fo:font-size="16pt" fo:font-weight="bold" style:font-size-asian="16pt" style:font-weight-asian="bold" style:font-size-complex="16pt" style:font-weight-complex="bold"/>
    </style:style>
    <style:style style:name="P4" style:family="paragraph" style:parent-style-name="Standard">
      <style:text-properties style:use-window-font-color="true" fo:font-size="12pt" style:font-size-asian="12pt" style:font-size-complex="12pt"/>
    </style:style>
    <style:style style:name="P5" style:family="paragraph" style:parent-style-name="Standard">
      <style:text-properties style:use-window-font-color="true" fo:font-size="12pt" fo:font-weight="bold" style:font-size-asian="12pt" style:font-weight-asian="bold" style:font-size-complex="12pt" style:font-weight-complex="bold"/>
    </style:style>
    <style:style style:name="P6" style:family="paragraph" style:parent-style-name="Standard">
      <style:text-properties style:use-window-font-color="true" fo:font-size="12pt" fo:font-weight="normal" style:font-size-asian="12pt" style:font-weight-asian="normal" style:font-size-complex="12pt" style:font-weight-complex="normal"/>
    </style:style>
    <style:style style:name="P7" style:family="paragraph" style:parent-style-name="Standard">
      <style:text-properties style:use-window-font-color="true" style:font-name="Consolas" fo:font-size="12pt" fo:font-weight="normal" style:font-name-asian="Consolas" style:font-size-asian="12pt" style:font-weight-asian="normal" style:font-name-complex="Consolas" style:font-size-complex="12pt" style:font-weight-complex="normal"/>
    </style:style>
    <style:style style:name="P8" style:family="paragraph" style:parent-style-name="Standard">
      <style:text-properties style:use-window-font-color="true" style:font-name="Consolas" fo:font-size="12pt" style:font-name-asian="Consolas" style:font-size-asian="12pt" style:font-name-complex="Consolas" style:font-size-complex="12pt"/>
    </style:style>
    <style:style style:name="T1" style:family="text">
      <style:text-properties fo:color="#000000" style:font-name="Consolas" fo:font-size="10pt" style:font-name-asian="Consolas" style:font-size-asian="10pt" style:font-name-complex="Consolas" style:font-size-complex="10pt"/>
    </style:style>
    <style:style style:name="T2" style:family="text">
      <style:text-properties fo:color="#000000" style:font-name="Consolas" fo:font-size="10pt" style:text-underline-style="solid" style:text-underline-width="auto" style:text-underline-color="font-color" style:font-name-asian="Consolas" style:font-size-asian="10pt" style:font-name-complex="Consolas" style:font-size-complex="10pt"/>
    </style:style>
    <style:style style:name="T3" style:family="text">
      <style:text-properties fo:color="#000000" style:font-name="Consolas" fo:font-size="10pt" fo:font-weight="normal" style:font-name-asian="Consolas" style:font-size-asian="10pt" style:font-weight-asian="normal" style:font-name-complex="Consolas" style:font-size-complex="10pt" style:font-weight-complex="normal"/>
    </style:style>
    <style:style style:name="T4" style:family="text">
      <style:text-properties fo:color="#000000" style:font-name="Consolas" fo:font-size="10pt" fo:font-weight="bold" style:font-name-asian="Consolas" style:font-size-asian="10pt" style:font-weight-asian="bold" style:font-name-complex="Consolas" style:font-size-complex="10pt" style:font-weight-complex="bold"/>
    </style:style>
    <style:style style:name="T5" style:family="text">
      <style:text-properties fo:color="#000000" style:font-name="Consolas" style:font-name-asian="Consolas" style:font-name-complex="Consolas"/>
    </style:style>
    <style:style style:name="T6" style:family="text">
      <style:text-properties fo:color="#000000" style:font-name="Consolas" style:text-underline-style="solid" style:text-underline-width="auto" style:text-underline-color="font-color" style:font-name-asian="Consolas" style:font-name-complex="Consolas"/>
    </style:style>
    <style:style style:name="T7" style:family="text">
      <style:text-properties fo:color="#000000" style:font-name="Consolas" fo:font-weight="normal" style:font-name-asian="Consolas" style:font-weight-asian="normal" style:font-name-complex="Consolas" style:font-weight-complex="normal"/>
    </style:style>
    <style:style style:name="T8" style:family="text">
      <style:text-properties fo:color="#000000" style:font-name="Consolas" fo:font-weight="bold" style:font-name-asian="Consolas" style:font-weight-asian="bold" style:font-name-complex="Consolas" style:font-weight-complex="bold"/>
    </style:style>
    <style:style style:name="T9" style:family="text">
      <style:text-properties fo:font-weight="normal" style:font-weight-asian="normal" style:font-weight-complex="normal"/>
    </style:style>
    <style:style style:name="T10" style:family="text">
      <style:text-properties style:font-name="Consolas" fo:font-weight="normal" style:font-weight-asian="normal" style:font-weight-complex="normal"/>
    </style:style>
    <style:style style:name="T11" style:family="text">
      <style:text-properties style:font-name="Consolas" style:font-name-asian="Consolas" style:font-name-complex="Consolas"/>
    </style:style>
    <style:style style:name="T12" style:family="text">
      <style:text-properties style:font-name="Consolas" style:text-underline-style="solid" style:text-underline-width="auto" style:text-underline-color="font-color" style:font-name-asian="Consolas" style:font-name-complex="Consolas"/>
    </style:style>
    <style:style style:name="T13" style:family="text">
      <style:text-properties style:font-name="Consolas" fo:font-weight="normal" style:font-name-asian="Consolas" style:font-weight-asian="normal" style:font-name-complex="Consolas" style:font-weight-complex="normal"/>
    </style:style>
    <style:style style:name="T14" style:family="text">
      <style:text-properties style:font-name="Consolas" fo:font-weight="bold" style:font-name-asian="Consolas" style:font-weight-asian="bold" style:font-name-complex="Consolas" style:font-weight-complex="bold"/>
    </style:style>
    <style:style style:name="T15" style:family="text">
      <style:text-properties style:font-name="Consolas" style:text-underline-style="none" style:font-name-asian="Consolas" style:font-name-complex="Consolas"/>
    </style:style>
    <style:style style:name="T16"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3">Wiselib CTP Algorithm Testing Guide</text:p>
      <text:p text:style-name="P1"/>
      <text:p text:style-name="P1"/>
      <text:p text:style-name="P1"/>
      <text:p text:style-name="P1">This document is intended to be a short guide for how to use the Wiselib CTP algorithm in an application and how to test some basic functionality.</text:p>
      <text:p text:style-name="P1"/>
      <text:p text:style-name="P1">All the code related to the CTP implementation resides under /wiselib.stable/algorithms/routing/ctp. At the moment only two layers of the CTP protocol are implemented: the Routing Engine and the Link Estimator. The upper layer, ie. the Forwarding Engine, will be implemented after the midterm evaluation. Therefore, in order to fully test the current version, one would have to implement some of the FE's functions in the main application. However, since we are looking to test only basic functionality, we will try to keep the generic application to the minimum.</text:p>
      <text:p text:style-name="P1"/>
      <text:p text:style-name="P1"/>
      <text:p text:style-name="P1"><text:span text:style-name="T16">Setting up the test scenario:</text:span></text:p>
      <text:p text:style-name="P2">We are aiming to prove that given a network topology, the algorithm can find the best path to a root and that it can adapt to a change in the topology (e.g. failure of a node). Since we don't always have a static network topology to test on, I designed the testing setup so that we can define our own topology in code. At the moment, there already are setups for a Shawn simulation as well as for a simulation on the iSense nodes of the testbed at TUBS.</text:p>
      <text:p text:style-name="P2"/>
      <text:p text:style-name="P4"><text:span text:style-name="T10">Everything a user would want to change to configure for a test setup is in the ctp_debugging.h file. There we can define a network topology by first listing all nodes that it consists of</text:span><text:span text:style-name="T9"> (</text:span><text:span text:style-name="T11">NODES). Since the node IDs can vary on the testbed, nodes in our topology are referred to with their index in the NODES array, so we only have to update this when we test on a different testbed.</text:span></text:p>
      <text:p text:style-name="P4"><text:span text:style-name="T11">We can go on with designing the topology by defining the links between the nodes as undirected edges, or node pairs (</text:span><text:span text:style-name="T15">CONNECTIONS</text:span><text:span text:style-name="T11">). For this, of course, we must make sure that the two nodes are actually within each other's reach.</text:span></text:p>
      <text:p text:style-name="P4"><text:span text:style-name="T11">We also must specify at least one root node in the ROOT_NODES list that will gather the messages.</text:span></text:p>
      <text:p text:style-name="P4"><text:span text:style-name="T11"/></text:p>
      <text:p text:style-name="P4"><text:span text:style-name="T11">We can also define a list of nodes that we want to print debug messages on (DEBUG_NODES).</text:span></text:p>
      <text:p text:style-name="P4"><text:span text:style-name="T11"/></text:p>
      <text:p text:style-name="P4"><text:span text:style-name="T11">The current scenario is set up for the following topology:</text:span></text:p>
      <text:p text:style-name="P4"><text:soft-page-break/><text:span text:style-name="T11"/></text:p>
      <text:p text:style-name="P4"><text:span text:style-name="T11">0------------1------------2</text:span></text:p>
      <text:p text:style-name="P4"><text:span text:style-name="T11">| <text:s text:c="24"/>|</text:span></text:p>
      <text:p text:style-name="P4"><text:span text:style-name="T11">| <text:s text:c="24"/>|</text:span></text:p>
      <text:p text:style-name="P4"><text:span text:style-name="T11">| <text:s text:c="24"/>|</text:span></text:p>
      <text:p text:style-name="P4"><text:span text:style-name="T11">7 <text:s text:c="24"/>3</text:span></text:p>
      <text:p text:style-name="P4"><text:span text:style-name="T11">| <text:s text:c="24"/>|</text:span></text:p>
      <text:p text:style-name="P4"><text:span text:style-name="T11">| <text:s text:c="24"/>|</text:span></text:p>
      <text:p text:style-name="P4"><text:span text:style-name="T11">| <text:s text:c="24"/>|</text:span></text:p>
      <text:p text:style-name="P4"><text:span text:style-name="T11">6------------5------------4</text:span></text:p>
      <text:p text:style-name="P4"><text:span text:style-name="T11"/></text:p>
      <text:p text:style-name="P4"><text:span text:style-name="T11">where the root is set to be node 6 and the sender node 3. Please note that there can be multiple roots and multiple senders.</text:span></text:p>
      <text:p text:style-name="P4"><text:span text:style-name="T11"/></text:p>
      <text:p text:style-name="P4"><text:span text:style-name="T11"/></text:p>
      <text:p text:style-name="P5"><text:span text:style-name="T11">Running the test:</text:span></text:p>
      <text:p text:style-name="P4"><text:span text:style-name="T13">The file ctp_test.cpp found under /apps/generic_apps/ctp_test/ can serve as a model for employing the CTP algorithm and <text:s/>stacking the its components. After initializing the components, we must set up the root node as root inside the Routing engine by calling the </text:span><text:span text:style-name="T11">command_RootControl_setRoot() method. </text:span><text:span text:style-name="T13">We must also somehow decide which nodes will send the data to the root. At the moment that is hardcoded in the application file. </text:span></text:p>
      <text:p text:style-name="P4"><text:span text:style-name="T13"/></text:p>
      <text:p text:style-name="P4"><text:span text:style-name="T13">The receive method must make up for the role of the Forwarding Engine. That is, it must forward messages to the next hop in the route found by the RE. It can find out the next hop by calling the command_Routing_nextHop() method. It must only do this if it is not a root (command_RootControl_isRoot() returns false).</text:span></text:p>
      <text:p text:style-name="P4"><text:span text:style-name="T13"/></text:p>
      <text:p text:style-name="P4"><text:span text:style-name="T13">When sending a message, the application must make sure that there actually has been found a valid route to the root node before sending by calling the command_Routing_hasRoute() method in the RE. If a route is not avaliable yet, it should postpone sending until it is. However, we are aiming to test the RE functionality, not the FE's would be functionality, we don't do that at the moment. Instead, we use an initial delay before sending the first message that would allow the RE to calculate a valid route beforehand. </text:span></text:p>
      <text:p text:style-name="P4"><text:span text:style-name="T13"/></text:p>
      <text:p text:style-name="P4"><text:span text:style-name="T13">To run the tests, we follow the steps described above and flash the nodes (or run the simulation)</text:span></text:p>
      <text:p text:style-name="P4"><text:span text:style-name="T13"/></text:p>
      <text:p text:style-name="P4"><text:span text:style-name="T13"/></text:p>
      <text:p text:style-name="P5"><text:span text:style-name="T11">Following the results </text:span></text:p>
      <text:p text:style-name="P6"><text:span text:style-name="T11">If everything works out well, we should be able to see the path the data message takes. That is, the application will print some debug messages of the form: </text:span></text:p>
      <text:p text:style-name="P7"/>
      <text:p text:style-name="P7"><text:soft-page-break/></text:p>
      <text:p text:style-name="P7">“_curr_id_: APP: send to _first_hop_” – this is the first transmission</text:p>
      <text:p text:style-name="P7"/>
      <text:p text:style-name="P7">followed by a sequence of messages of the form:</text:p>
      <text:p text:style-name="P7"/>
      <text:p text:style-name="P8"><text:span text:style-name="T9">“_curr_id_: </text:span>APP forwarding from _source_ to _destination_”</text:p>
      <text:p text:style-name="P7"/>
      <text:p text:style-name="P7">If the message reaches the final destination (i.e the root), it will print the following:</text:p>
      <text:p text:style-name="P7"/>
      <text:p text:style-name="P7">“_curr_id_: APP Packet reached the root"</text:p>
      <text:p text:style-name="P7"/>
      <text:p text:style-name="P7"/>
      <text:p text:style-name="P7">For the given setup, with the root 6 and sender 3, the route the message takes should be: 3-&gt;4-&gt;5-&gt;6. If we disable a node on this path, let's say 5, the route will become: 3-&gt;2-&gt;1-&gt;0-&gt;7-&g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rian </meta:initial-creator>
    <meta:creation-date>2012-07-08T22:27:45</meta:creation-date>
    <dc:date>2012-07-08T23:33:31</dc:date>
    <dc:creator>Adrian </dc:creator>
    <meta:editing-duration>PT44M55S</meta:editing-duration>
    <meta:editing-cycles>6</meta:editing-cycles>
    <meta:generator>LibreOffice/3.5$Linux_x86 LibreOffice_project/350m1$Build-2</meta:generator>
    <meta:document-statistic meta:table-count="0" meta:image-count="0" meta:object-count="0" meta:page-count="3" meta:paragraph-count="33" meta:word-count="765" meta:character-count="4499" meta:non-whitespace-character-count="3598"/>
  </office:meta>
</office:document-meta>
</file>